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33c9" officeooo:paragraph-rsid="001c33c9"/>
    </style:style>
    <style:style style:name="P2" style:family="paragraph" style:parent-style-name="Standard">
      <style:text-properties officeooo:rsid="001cb89d" officeooo:paragraph-rsid="001cb89d"/>
    </style:style>
    <style:style style:name="P3" style:family="paragraph" style:parent-style-name="Standard">
      <style:text-properties officeooo:rsid="001da16f" officeooo:paragraph-rsid="001da16f"/>
    </style:style>
    <style:style style:name="P4" style:family="paragraph" style:parent-style-name="Standard">
      <style:text-properties officeooo:rsid="001e38f9" officeooo:paragraph-rsid="001e38f9"/>
    </style:style>
    <style:style style:name="P5" style:family="paragraph" style:parent-style-name="Standard">
      <style:text-properties officeooo:rsid="001fad2e" officeooo:paragraph-rsid="001fad2e"/>
    </style:style>
    <style:style style:name="P6" style:family="paragraph" style:parent-style-name="Standard">
      <style:text-properties officeooo:rsid="0021283c" officeooo:paragraph-rsid="0021283c"/>
    </style:style>
    <style:style style:name="P7" style:family="paragraph" style:parent-style-name="Standard">
      <style:text-properties style:text-underline-style="solid" style:text-underline-width="auto" style:text-underline-color="font-color" officeooo:rsid="001e38f9" officeooo:paragraph-rsid="001e38f9"/>
    </style:style>
    <style:style style:name="P8" style:family="paragraph" style:parent-style-name="Standard">
      <style:text-properties style:text-underline-style="solid" style:text-underline-width="auto" style:text-underline-color="font-color" officeooo:rsid="001fad2e" officeooo:paragraph-rsid="001fad2e"/>
    </style:style>
    <style:style style:name="P9" style:family="paragraph" style:parent-style-name="Standard">
      <style:text-properties style:text-underline-style="solid" style:text-underline-width="auto" style:text-underline-color="font-color" officeooo:rsid="001da16f" officeooo:paragraph-rsid="001da16f"/>
    </style:style>
    <style:style style:name="P10" style:family="paragraph" style:parent-style-name="Standard">
      <style:text-properties style:text-underline-style="solid" style:text-underline-width="auto" style:text-underline-color="font-color" officeooo:rsid="001cb89d" officeooo:paragraph-rsid="001cb89d"/>
    </style:style>
    <style:style style:name="P11" style:family="paragraph" style:parent-style-name="Standard">
      <style:text-properties style:text-underline-style="solid" style:text-underline-width="auto" style:text-underline-color="font-color" officeooo:rsid="001c33c9" officeooo:paragraph-rsid="001c33c9"/>
    </style:style>
    <style:style style:name="P12" style:family="paragraph" style:parent-style-name="Standard">
      <style:text-properties style:text-underline-style="solid" style:text-underline-width="auto" style:text-underline-color="font-color" officeooo:rsid="0021283c" officeooo:paragraph-rsid="0021283c"/>
    </style:style>
    <style:style style:name="P13" style:family="paragraph" style:parent-style-name="Preformatted_20_Text">
      <style:text-properties fo:font-variant="normal" fo:text-transform="none" fo:color="#000000" style:font-name="Courier" fo:font-size="10pt" fo:letter-spacing="normal" fo:font-style="normal" fo:font-weight="normal" officeooo:rsid="001e38f9" officeooo:paragraph-rsid="001e38f9"/>
    </style:style>
    <style:style style:name="P14" style:family="paragraph" style:parent-style-name="Preformatted_20_Text">
      <style:text-properties fo:font-variant="normal" fo:text-transform="none" fo:color="#000000" style:font-name="Courier" fo:font-size="10pt" fo:letter-spacing="normal" fo:font-style="normal" fo:font-weight="normal" officeooo:rsid="001fad2e" officeooo:paragraph-rsid="001fad2e"/>
    </style:style>
    <style:style style:name="P15" style:family="paragraph" style:parent-style-name="Preformatted_20_Text">
      <style:text-properties fo:font-variant="normal" fo:text-transform="none" fo:color="#000000" style:font-name="Courier" fo:font-size="10pt" fo:letter-spacing="normal" fo:font-style="normal" fo:font-weight="normal" officeooo:rsid="0021283c" officeooo:paragraph-rsid="0021283c"/>
    </style:style>
    <style:style style:name="P16" style:family="paragraph" style:parent-style-name="Preformatted_20_Text">
      <style:paragraph-properties fo:margin-top="0cm" fo:margin-bottom="0cm" loext:contextual-spacing="false" style:line-height-at-least="0.339cm"/>
      <style:text-properties fo:font-variant="normal" fo:text-transform="none" fo:color="#000000" fo:letter-spacing="normal"/>
    </style:style>
    <style:style style:name="P17" style:family="paragraph" style:parent-style-name="Preformatted_20_Text">
      <style:paragraph-properties fo:margin-top="0cm" fo:margin-bottom="0cm" loext:contextual-spacing="false" style:line-height-at-least="0.339cm"/>
      <style:text-properties fo:font-variant="normal" fo:text-transform="none" fo:color="#000000" style:font-name="Courier" fo:font-size="10pt" fo:letter-spacing="normal" fo:font-style="normal" fo:font-weight="normal"/>
    </style:style>
    <style:style style:name="P18" style:family="paragraph" style:parent-style-name="Preformatted_20_Text">
      <style:paragraph-properties fo:margin-top="0cm" fo:margin-bottom="0cm" loext:contextual-spacing="false" style:line-height-at-least="0.339cm"/>
    </style:style>
    <style:style style:name="T1" style:family="text">
      <style:text-properties officeooo:rsid="001cb89d"/>
    </style:style>
    <style:style style:name="T2" style:family="text">
      <style:text-properties style:font-name="Courier" fo:font-size="10pt" fo:font-style="normal" fo:font-weight="normal"/>
    </style:style>
    <style:style style:name="T3" style:family="text">
      <style:text-properties officeooo:rsid="0021283c"/>
    </style:style>
    <style:style style:name="T4" style:family="text">
      <style:text-properties fo:font-variant="normal" fo:text-transform="none" fo:color="#000000" style:font-name="Courier" fo:font-size="10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First Model – all variables.</text:p>
      <text:p text:style-name="P1"/>
      <text:p text:style-name="P1">Correlations with Richness: Northing (slight), PosHeterogIndex(Good – but is this because of outlier), Buffer, Number NVC, no trees (slight), mean dbh, mean SOM, mean tree density (slight), area ratio.</text:p>
      <text:p text:style-name="P1"/>
      <text:p text:style-name="P1">No correlation with Richness for Altitude, area, perim, easting, number MSG, mean pH, meanLBA.</text:p>
      <text:p text:style-name="P1"/>
      <text:p text:style-name="P1">Some of these variable were correlated, eg area,perimeter and area ratio, as you’d expect. </text:p>
      <text:p text:style-name="P1">Also Buffer and Northing (0.52) Do Northern woods have larger buffers because there’s more room?</text:p>
      <text:p text:style-name="P1"/>
      <text:p text:style-name="P1">Also mean tree density, meanLBA, meanDBH no_trees, (0.306, -0.442, -0.417,) also as you’d expect, since all are also computationally similar. But also with buffer, Northing <text:span text:style-name="T1">and Easting</text:span> (-0.38, -0.416, <text:span text:style-name="T1">0.336</text:span>)</text:p>
      <text:p text:style-name="P1"/>
      <text:p text:style-name="P1">The Northern woods are more open? With larger buffers? <text:span text:style-name="T1">The more eastern woods are more densely treed.</text:span></text:p>
      <text:p text:style-name="P1"/>
      <text:p text:style-name="P2">Number MSG with perimeter (0.338) – The more space to fit in more soils!</text:p>
      <text:p text:style-name="P1"/>
      <text:p text:style-name="P2">7 variables explained 75% of the variance, the main contributors: Buffer, Area, Perim, mean tree density, meanSOM, Northing.</text:p>
      <text:p text:style-name="P2"/>
      <text:p text:style-name="P2">The linear fit had R2 0.4454 and only PosHetero,Buffer, No NVC and meanSOM were significant.</text:p>
      <text:p text:style-name="P2"/>
      <text:p text:style-name="P10"><text:span text:style-name="T3">Model 2</text:span>– drop area, perimeter</text:p>
      <text:p text:style-name="P2"/>
      <text:p text:style-name="P2">Since area, perimeter and area_ratio area correlated and computationally related area_ratio was kept and area and perimeter was dropped. This is because area_ratio can potentially effect richness. Long narrow wood may be easier to colonise or conversely it may not retain area of old growth maintaining poorly dispersing woodland species. Also, neither affected Richness.</text:p>
      <text:p text:style-name="P2"/>
      <text:p text:style-name="P3">No real change to correlations or relationship to richness. Buffer, mean tree density, Northing,Easting, meanSOM and meanLBA now contribute 75% of variance.</text:p>
      <text:p text:style-name="P3"/>
      <text:p text:style-name="P3">Same variables significant.</text:p>
      <text:p text:style-name="P3"/>
      <text:p text:style-name="P9">Model 3. Dropping Easting, meanpH and number MSG</text:p>
      <text:p text:style-name="P3"/>
      <text:p text:style-name="P3">None of the above variables affect richness, and so all are removed</text:p>
      <text:p text:style-name="P3"/>
      <text:p text:style-name="P3">No change to correlations, mean tree density, buffer, Northing, meanLBA, no trees, meanSOM now contribute 78% of variance</text:p>
      <text:p text:style-name="P2"/>
      <text:p text:style-name="P3">Same variables are significant</text:p>
      <text:p text:style-name="P3"/>
      <text:p text:style-name="P9">Model 4 Dropping meanLBA, mean tree density, </text:p>
      <text:p text:style-name="P3"/>
      <text:p text:style-name="P3">Since the tree variables are related, and correlated, they are not all required. MeanDBH and no trees have the strongest correlation with richness, so drop the others first</text:p>
      <text:p text:style-name="P3"/>
      <text:p text:style-name="P3"><text:soft-page-break/>No change in correlations. Buffer, Northing, meanSOM, Altitude, no_trees express 75% of variance</text:p>
      <text:p text:style-name="P3"/>
      <text:p text:style-name="P4">Significant variables now include meanDBH</text:p>
      <text:p text:style-name="P4"/>
      <text:p text:style-name="P7">Model 4 <text:s/>Remove altitude</text:p>
      <text:p text:style-name="P4"/>
      <text:p text:style-name="P4">Since its is not correlated with Richness</text:p>
      <text:p text:style-name="P4"/>
      <text:p text:style-name="P4">Buffer, Northing, meanSOM and meandbh express 70% of variance</text:p>
      <text:p text:style-name="P3"/>
      <text:p text:style-name="P4">Northing now significant.</text:p>
      <text:p text:style-name="P4"/>
      <text:p text:style-name="P7">Model 6 Remove no trees</text:p>
      <text:p text:style-name="P4"/>
      <text:p text:style-name="P4">Probably should have removed before, meanDBH and no trees area computationally related and correlated.</text:p>
      <text:p text:style-name="P4"/>
      <text:p text:style-name="P4">Buffer, Northing, meanSOM ad meanDBH now express 75% of variance</text:p>
      <text:p text:style-name="P4"/>
      <text:p text:style-name="P4">All variables significant accept area_ratio (p = 0.065)</text:p>
      <text:p text:style-name="P4"/>
      <text:p text:style-name="P7">Model 5 remove Northing</text:p>
      <text:p text:style-name="P4"/>
      <text:p text:style-name="P4">Buffer, meanSOM, meanDBH and area_ratio express 78% of variance</text:p>
      <text:p text:style-name="P4"/>
      <text:p text:style-name="P4">All variables significant accept area ratio (p = 0.16)</text:p>
      <text:p text:style-name="P13">Coefficients:</text:p>
      <text:p text:style-name="P16"><text:s text:c="17"/><text:span text:style-name="T2">Estimate Std. Error t value Pr(&gt;|t|) <text:s text:c="3"/></text:span></text:p>
      <text:p text:style-name="P17">(Intercept) <text:s text:c="5"/>37.28277 <text:s text:c="2"/>11.98257 <text:s text:c="2"/>3.111 0.002459 ** </text:p>
      <text:p text:style-name="P17">Pos_Hetero_Index <text:s/>0.56946 <text:s text:c="3"/>0.17508 <text:s text:c="2"/>3.253 0.001584 ** </text:p>
      <text:p text:style-name="P17">Buffer3 <text:s text:c="10"/>0.39367 <text:s text:c="3"/>0.09936 <text:s text:c="2"/>3.962 0.000144 ***</text:p>
      <text:p text:style-name="P17">no_NVC <text:s text:c="11"/>6.92436 <text:s text:c="3"/>1.37781 <text:s text:c="2"/>5.026 2.35e-06 ***</text:p>
      <text:p text:style-name="P17">meandbh <text:s text:c="9"/>-0.84914 <text:s text:c="3"/>0.34811 <text:s/>-2.439 0.016574 * <text:s/></text:p>
      <text:p text:style-name="P17">meanSOM <text:s text:c="9"/>-0.71229 <text:s text:c="3"/>0.24189 <text:s/>-2.945 0.004064 ** </text:p>
      <text:p text:style-name="P17">area_ratio <text:s text:c="7"/>0.06279 <text:s text:c="3"/>0.04457 <text:s text:c="2"/>1.409 0.162174 <text:s text:c="3"/></text:p>
      <text:p text:style-name="P17">---</text:p>
      <text:p text:style-name="P17">Signif. codes: <text:s/>0 ‘***’ 0.001 ‘**’ 0.01 ‘*’ 0.05 ‘.’ 0.1 ‘ ’ 1</text:p>
      <text:p text:style-name="P18"/>
      <text:p text:style-name="P17">Residual standard error: 20.21 on 95 degrees of freedom</text:p>
      <text:p text:style-name="P16"><text:s text:c="2"/><text:span text:style-name="T2">(1 observation deleted due to missingness)</text:span></text:p>
      <text:p text:style-name="P17">Multiple R-squared: <text:s/>0.396, <text:s text:c="4"/>Adjusted R-squared: <text:s/>0.3579 </text:p>
      <text:p text:style-name="P17">F-statistic: 10.38 on 6 and 95 DF, <text:s/>p-value: 7.951e-09</text:p>
      <text:p text:style-name="P5"/>
      <text:p text:style-name="P8">Model 6, Keep northing remove buffer</text:p>
      <text:p text:style-name="P5"/>
      <text:p text:style-name="P14">Coefficients:</text:p>
      <text:p text:style-name="P16"><text:s text:c="18"/><text:span text:style-name="T2">Estimate Std. Error t value Pr(&gt;|t|) <text:s text:c="3"/></text:span></text:p>
      <text:p text:style-name="P17">(Intercept) <text:s text:c="5"/>35.292660 <text:s/>12.053637 <text:s text:c="2"/>2.928 0.004270 ** </text:p>
      <text:p text:style-name="P17">Northing <text:s text:c="9"/>0.003919 <text:s text:c="2"/>0.001028 <text:s text:c="2"/>3.812 0.000245 ***</text:p>
      <text:p text:style-name="P17">Pos_Hetero_Index <text:s/>0.540279 <text:s text:c="2"/>0.176320 <text:s text:c="2"/>3.064 0.002841 ** </text:p>
      <text:p text:style-name="P17">no_NVC <text:s text:c="11"/>6.045929 <text:s text:c="2"/>1.413062 <text:s text:c="2"/>4.279 4.49e-05 ***</text:p>
      <text:p text:style-name="P17">meandbh <text:s text:c="9"/>-0.686393 <text:s text:c="2"/>0.339437 <text:s/>-2.022 0.045973 * <text:s/></text:p>
      <text:p text:style-name="P17">meanSOM <text:s text:c="9"/>-0.658620 <text:s text:c="2"/>0.240442 <text:s/>-2.739 0.007356 ** </text:p>
      <text:p text:style-name="P17">area_ratio <text:s text:c="7"/>0.107949 <text:s text:c="2"/>0.044674 <text:s text:c="2"/>2.416 0.017588 * <text:s/></text:p>
      <text:p text:style-name="P17">---</text:p>
      <text:p text:style-name="P17">Signif. codes: <text:s/>0 ‘***’ 0.001 ‘**’ 0.01 ‘*’ 0.05 ‘.’ 0.1 ‘ ’ 1</text:p>
      <text:p text:style-name="P18"><text:soft-page-break/></text:p>
      <text:p text:style-name="P17">Residual standard error: 20.32 on 95 degrees of freedom</text:p>
      <text:p text:style-name="P16"><text:s text:c="2"/><text:span text:style-name="T2">(1 observation deleted due to missingness)</text:span></text:p>
      <text:p text:style-name="P17">Multiple R-squared: <text:s/>0.3896, <text:s text:c="3"/>Adjusted R-squared: <text:s/>0.351 </text:p>
      <text:p text:style-name="P17">F-statistic: <text:s/>10.1 on 6 and 95 DF, <text:s/>p-value: 1.277e-08</text:p>
      <text:p text:style-name="P5"/>
      <text:p text:style-name="P12">Model 7 Removing outliers, replace Northing and Buffer</text:p>
      <text:p text:style-name="P6"/>
      <text:p text:style-name="P15">Coefficients:</text:p>
      <text:p text:style-name="P16"><text:s text:c="18"/><text:span text:style-name="T2">Estimate Std. Error t value Pr(&gt;|t|) <text:s text:c="3"/></text:span></text:p>
      <text:p text:style-name="P17">(Intercept) <text:s text:c="5"/>39.171034 <text:s/>12.319153 <text:s text:c="2"/>3.180 <text:s/>0.00202 ** </text:p>
      <text:p text:style-name="P17">Northing <text:s text:c="9"/>0.002232 <text:s text:c="2"/>0.001218 <text:s text:c="2"/>1.833 <text:s/>0.07012 . <text:s/></text:p>
      <text:p text:style-name="P17">Pos_Hetero_Index <text:s/>0.538151 <text:s text:c="2"/>0.319406 <text:s text:c="2"/>1.685 <text:s/>0.09544 . <text:s/></text:p>
      <text:p text:style-name="P17">Buffer3 <text:s text:c="10"/>0.298261 <text:s text:c="2"/>0.117183 <text:s text:c="2"/>2.545 <text:s/>0.01260 * <text:s/></text:p>
      <text:p text:style-name="P17">no_NVC <text:s text:c="11"/>6.337014 <text:s text:c="2"/>1.420211 <text:s text:c="2"/>4.462 2.32e-05 ***</text:p>
      <text:p text:style-name="P17">meandbh <text:s text:c="9"/>-0.923673 <text:s text:c="2"/>0.350436 <text:s/>-2.636 <text:s/>0.00987 ** </text:p>
      <text:p text:style-name="P17">meanSOM <text:s text:c="9"/>-0.852026 <text:s text:c="2"/>0.256969 <text:s/>-3.316 <text:s/>0.00131 ** </text:p>
      <text:p text:style-name="P17">area_ratio <text:s text:c="7"/>0.071165 <text:s text:c="2"/>0.050789 <text:s text:c="2"/>1.401 <text:s/>0.16456 <text:s text:c="3"/></text:p>
      <text:p text:style-name="P17">---</text:p>
      <text:p text:style-name="P17">Signif. codes: <text:s/>0 ‘***’ 0.001 ‘**’ 0.01 ‘*’ 0.05 ‘.’ 0.1 ‘ ’ 1</text:p>
      <text:p text:style-name="P18"/>
      <text:p text:style-name="P17">Residual standard error: 20.02 on 91 degrees of freedom</text:p>
      <text:p text:style-name="P16"><text:s text:c="2"/><text:span text:style-name="T2">(1 observation deleted due to missingness)</text:span></text:p>
      <text:p text:style-name="P17">Multiple R-squared: <text:s/>0.4207, <text:s text:c="3"/>Adjusted R-squared: <text:s/>0.3761 </text:p>
      <text:p text:style-name="P17">F-statistic: 9.439 on 7 and 91 DF, <text:s/>p-value: 9.33e-09</text:p>
      <text:p text:style-name="Text_20_body"/>
      <text:p text:style-name="Text_20_body"/>
      <text:p text:style-name="Text_20_body"><text:span text:style-name="T3">This was as above with outliers</text:span><text:line-break/><text:span text:style-name="T4">Coefficients:</text:span></text:p>
      <text:p text:style-name="P16"><text:s text:c="18"/><text:span text:style-name="T2">Estimate Std. Error t value Pr(&gt;|t|) <text:s text:c="3"/></text:span></text:p>
      <text:p text:style-name="P17">(Intercept) <text:s text:c="5"/>36.121839 <text:s/>11.766410 <text:s text:c="2"/>3.070 <text:s/>0.00280 ** </text:p>
      <text:p text:style-name="P17">Northing <text:s text:c="9"/>0.002521 <text:s text:c="2"/>0.001160 <text:s text:c="2"/>2.174 <text:s/>0.03222 * <text:s/></text:p>
      <text:p text:style-name="P17">Pos_Hetero_Index <text:s/>0.546631 <text:s text:c="2"/>0.172065 <text:s text:c="2"/>3.177 <text:s/>0.00201 ** </text:p>
      <text:p text:style-name="P17">Buffer3 <text:s text:c="10"/>0.270855 <text:s text:c="2"/>0.112657 <text:s text:c="2"/>2.404 <text:s/>0.01817 * <text:s/></text:p>
      <text:p text:style-name="P17">no_NVC <text:s text:c="11"/>6.291329 <text:s text:c="2"/>1.382570 <text:s text:c="2"/>4.550 <text:s/>1.6e-05 ***</text:p>
      <text:p text:style-name="P17">meandbh <text:s text:c="9"/>-0.891760 <text:s text:c="2"/>0.342044 <text:s/>-2.607 <text:s/>0.01062 * <text:s/></text:p>
      <text:p text:style-name="P17">meanSOM <text:s text:c="9"/>-0.757523 <text:s text:c="2"/>0.238190 <text:s/>-3.180 <text:s/>0.00199 ** </text:p>
      <text:p text:style-name="P17">area_ratio <text:s text:c="7"/>0.083556 <text:s text:c="2"/>0.044756 <text:s text:c="2"/>1.867 <text:s/>0.06503 . <text:s/></text:p>
      <text:p text:style-name="P17">---</text:p>
      <text:p text:style-name="P17">Signif. codes: <text:s/>0 ‘***’ 0.001 ‘**’ 0.01 ‘*’ 0.05 ‘.’ 0.1 ‘ ’ 1</text:p>
      <text:p text:style-name="P18"/>
      <text:p text:style-name="P17">Residual standard error: 19.83 on 94 degrees of freedom</text:p>
      <text:p text:style-name="P16"><text:s text:c="2"/><text:span text:style-name="T2">(1 observation deleted due to missingness)</text:span></text:p>
      <text:p text:style-name="P17">Multiple R-squared: <text:s/>0.4249, <text:s text:c="3"/>Adjusted R-squared: <text:s/>0.3821 </text:p>
      <text:p text:style-name="P17">F-statistic: 9.923 on 7 and 94 DF, <text:s/>p-value: 3.209e-09</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4:45:48.102807721</meta:creation-date>
    <dc:date>2018-03-30T15:48:14.851925786</dc:date>
    <meta:editing-duration>PT24S</meta:editing-duration>
    <meta:editing-cycles>1</meta:editing-cycles>
    <meta:document-statistic meta:table-count="0" meta:image-count="0" meta:object-count="0" meta:page-count="3" meta:paragraph-count="97" meta:word-count="835" meta:character-count="6092" meta:non-whitespace-character-count="4824"/>
    <meta:generator>LibreOffice/5.1.6.2$Linux_X86_64 LibreOffice_project/10m0$Build-2</meta:generator>
  </office:meta>
</office:document-meta>
</file>